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기본값-title">
      <style:graphic-properties fo:min-height="3.506cm"/>
    </style:style>
    <style:style style:name="pr2" style:family="presentation" style:parent-style-name="기본값-subtitle">
      <style:graphic-properties draw:fill-color="#ffffff" fo:min-height="12.179cm"/>
    </style:style>
    <style:style style:name="pr3" style:family="presentation" style:parent-style-name="기본값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요구 사항 분석 </text:p>
          </draw:text-box>
        </draw:frame>
        <draw:frame presentation:style-name="pr2" draw:text-style-name="P2" draw:layer="layout" svg:width="25.199cm" svg:height="16.761cm" svg:x="1.4cm" svg:y="3.2cm" presentation:class="subtitle" presentation:user-transformed="true">
          <draw:text-box>
            <text:p text:style-name="P1">기능적 요구 사항</text:p>
            <text:p text:style-name="P1">- 장애물 10cm 이내에서 정지할 것</text:p>
            <text:p text:style-name="P1">- 10초 이내에 왕복을 마무리 할 것</text:p>
            <text:p text:style-name="P1">-후진 후 출발 지점 30cm이내에 정지할 것</text:p>
            <text:p text:style-name="P1"/>
            <text:p text:style-name="P1">비기능적 요구 사항</text:p>
            <text:p text:style-name="P1">1) 가독성 : 코드는 읽고 이해하기 쉬워야 한다.</text:p>
            <text:p text:style-name="P1">2) 유지 보수 : 코드는 유지, 보수가 용이해야 한다.</text:p>
            <text:p text:style-name="P1">3) 효율성 : 코드는 가능한 짧고 간단해야 한다.</text:p>
            <text:p text:style-name="P1">4) 재사용성 : 코드는 다시 사용하기 용이해야 한다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oto Sans CJK JP Regular" style:font-size-asian="24pt" style:language-asian="ko" style:country-asian="KR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4T21:53:33.292637989</meta:creation-date>
    <dc:date>2018-10-14T22:15:59.823600846</dc:date>
    <meta:editing-duration>PT2M4S</meta:editing-duration>
    <meta:editing-cycles>1</meta:editing-cycles>
    <meta:document-statistic meta:object-count="25"/>
    <meta:generator>LibreOffice/5.1.6.2$Linux_X86_64 LibreOffice_project/10m0$Build-2</meta:generator>
  </office:meta>
</office:document-meta>
</file>